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 style:list-style-name="L1">
      <style:text-properties fo:font-style="normal" style:font-style-asian="normal" style:font-style-complex="normal"/>
    </style:style>
    <style:style style:name="P4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5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Nowy trawniczek</text:h>
      <text:p text:style-name="Standard">Pewnego dnia jakiś znajomy zatrzymał mnie i powiedział ze złością w głosie:</text:p>
      <text:list xml:id="list1396310480" text:style-name="L1">
        <text:list-item>
          <text:p text:style-name="P3">Dziś w ogródku wylądowało mi ufo! Normalnie spadło z nieba i rozbiło się na mojej zielonej trawce.</text:p>
        </text:list-item>
        <text:list-item>
          <text:p text:style-name="P3">Noi...??Jakieś zielone ludziki ?? A nie bałeś się?? Nieźle...</text:p>
        </text:list-item>
        <text:list-item>
          <text:p text:style-name="P3">Co tam kosmici... co tam strach... a mój zielony trawnik?? Normalnie zniszczony całkowicie...</text:p>
        </text:list-item>
        <text:list-item>
          <text:p text:style-name="P3">Trawnikiem się przejmujesz?</text:p>
        </text:list-item>
        <text:list-item>
          <text:p text:style-name="P3">Jasne... jak wysiedli z ufo to dałem im grabie i szpadelek żeby go naprawiali... </text:p>
        </text:list-item>
        <text:list-item>
          <text:p text:style-name="P3">I co dalej...</text:p>
        </text:list-item>
        <text:list-item>
          <text:p text:style-name="P3">Nie wiem ... jak wychodziłem to rozwijali nowy trawnik... chyba teraz podlewają... ;D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Marta Wolańska</text:p>
      <text:p text:style-name="P1">Krzysztof Bińczy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</meta:initial-creator>
    <meta:creation-date>2012-04-03T09:54:47</meta:creation-date>
    <dc:date>2012-04-03T13:59:06</dc:date>
    <meta:editing-duration>PT00H17M25S</meta:editing-duration>
    <meta:editing-cycles>8</meta:editing-cycles>
    <meta:generator>OpenOffice.org/3.2$Unix OpenOffice.org_project/320m12$Build-9483</meta:generator>
    <meta:document-statistic meta:table-count="0" meta:image-count="0" meta:object-count="0" meta:page-count="1" meta:paragraph-count="11" meta:word-count="97" meta:character-count="586"/>
  </office:meta>
</office:document-meta>
</file>